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ndale Mono2" svg:font-family="'Andale Mono'" style:font-pitch="fixed"/>
    <style:font-face style:name="Andale Mono3" svg:font-family="'Andale Mono'" style:font-adornments="Semibold" style:font-pitch="fixed"/>
    <style:font-face style:name="Andale Mono4" svg:font-family="'Andale Mono'" style:font-adornments="細字" style:font-pitch="fixed"/>
    <style:font-face style:name="Andale Mono6" svg:font-family="'Andale Mono'" style:font-family-generic="swiss" style:font-pitch="fixed"/>
    <style:font-face style:name="Arial4" svg:font-family="Arial" style:font-family-generic="swiss" style:font-pitch="fixed"/>
    <style:font-face style:name="Andale Mono" svg:font-family="'Andale Mono'" style:font-pitch="variable"/>
    <style:font-face style:name="Andale Mono5" svg:font-family="'Andale Mono'" style:font-adornments="Semibold" style:font-pitch="variable"/>
    <style:font-face style:name="Andale Mono1" svg:font-family="'Andale Mono'" style:font-adornments="細字" style:font-pitch="variable"/>
    <style:font-face style:name="Arial3" svg:font-family="Arial" style:font-pitch="variable"/>
    <style:font-face style:name="Source Sans Pro Light2" svg:font-family="'Source Sans Pro Light'" style:font-adornments="細字" style:font-pitch="variable"/>
    <style:font-face style:name="Source Sans Pro Semibold" svg:font-family="'Source Sans Pro Semibold'" style:font-adornments="Semibold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3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Arial5" svg:font-family="Arial" style:font-family-generic="swiss" style:font-pitch="variable"/>
    <style:font-face style:name="Arial1" svg:font-family="Arial" style:font-adornments="Semibold" style:font-family-generic="swiss" style:font-pitch="variable"/>
    <style:font-face style:name="Arial" svg:font-family="Arial" style:font-adornments="細字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3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0-outline1">
      <style:graphic-properties fo:min-height="6.75cm"/>
      <style:paragraph-properties style:writing-mode="lr-tb"/>
    </style:style>
    <style:style style:name="pr8" style:family="presentation" style:parent-style-name="Alizarin-notes">
      <style:graphic-properties draw:fill-color="#ffffff" fo:min-height="13.364cm"/>
      <style:paragraph-properties style:writing-mode="lr-tb"/>
    </style:style>
    <style:style style:name="pr9" style:family="presentation" style:parent-style-name="Alizarin-outline1" style:list-style-name="L4">
      <style:graphic-properties fo:min-height="12.75cm"/>
      <style:paragraph-properties style:writing-mode="lr-tb"/>
    </style:style>
    <style:style style:name="pr10" style:family="presentation" style:parent-style-name="Alizarin-outline1" style:list-style-name="L4">
      <style:graphic-properties fo:min-height="12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Arial5" fo:font-size="32pt" fo:font-weight="normal" style:font-size-asian="32pt" style:font-weight-asian="normal" style:font-size-complex="32pt" style:font-weight-complex="normal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style:font-name="Andale Mono2"/>
    </style:style>
    <style:style style:name="P6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7" style:family="paragraph">
      <style:paragraph-properties style:writing-mode="lr-tb"/>
      <style:text-properties fo:font-size="22pt" style:font-size-asian="22pt" style:font-size-complex="22pt"/>
    </style:style>
    <style:style style:name="P8" style:family="paragraph">
      <style:paragraph-properties style:writing-mode="lr-tb"/>
      <style:text-properties fo:hyphenate="false"/>
    </style:style>
    <style:style style:name="P9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10" style:family="paragraph">
      <loext:graphic-properties draw:fill-color="#ffffff"/>
      <style:paragraph-properties style:writing-mode="lr-tb"/>
      <style:text-properties fo:font-size="28.1000003814697pt"/>
    </style:style>
    <style:style style:name="P11" style:family="paragraph">
      <style:paragraph-properties style:writing-mode="lr-tb"/>
      <style:text-properties style:font-name="Arial5" fo:font-weight="normal" style:font-weight-asian="normal" style:font-weight-complex="normal"/>
    </style:style>
    <style:style style:name="P12" style:family="paragraph">
      <style:text-properties style:font-name="Andale Mono2"/>
    </style:style>
    <style:style style:name="P13" style:family="paragraph">
      <style:paragraph-properties style:writing-mode="lr-tb"/>
      <style:text-properties style:font-name="Andale Mono2" fo:font-weight="normal" style:font-weight-asian="normal" style:font-weight-complex="normal"/>
    </style:style>
    <style:style style:name="T1" style:family="text">
      <style:text-properties style:font-name="Arial5" fo:font-size="32pt" fo:font-weight="normal" style:font-size-asian="32pt" style:font-weight-asian="normal" style:font-size-complex="32pt" style:font-weight-complex="normal"/>
    </style:style>
    <style:style style:name="T2" style:family="text">
      <style:text-properties style:font-name="Andale Mono2"/>
    </style:style>
    <style:style style:name="T3" style:family="text">
      <style:text-properties style:font-name="Andale Mono2" fo:font-size="22pt" style:font-size-asian="22pt" style:font-size-complex="22pt"/>
    </style:style>
    <style:style style:name="T4" style:family="text">
      <style:text-properties style:font-name="Andale Mono2" fo:font-size="12pt" style:font-size-asian="12pt" style:font-size-complex="12pt"/>
    </style:style>
    <style:style style:name="T5" style:family="text">
      <style:text-properties style:font-name="Arial5" fo:font-size="22pt" style:font-size-asian="22pt" style:font-size-complex="22pt"/>
    </style:style>
    <style:style style:name="T6" style:family="text">
      <style:text-properties style:font-name="Andale Mono2" fo:font-size="22pt" fo:font-weight="bold" style:font-size-asian="22pt" style:font-weight-asian="bold" style:font-size-complex="22pt" style:font-weight-complex="bold"/>
    </style:style>
    <style:style style:name="T7" style:family="text">
      <style:text-properties style:font-name="Arial5" fo:font-size="22pt" fo:font-weight="normal" style:font-size-asian="22pt" style:font-weight-asian="normal" style:font-size-complex="22pt" style:font-weight-complex="normal"/>
    </style:style>
    <style:style style:name="T8" style:family="text">
      <style:text-properties style:font-name="Arial5"/>
    </style:style>
    <style:style style:name="T9" style:family="text">
      <style:text-properties fo:font-variant="normal" fo:text-transform="none" fo:color="#1c1c1c" style:text-outline="false" style:text-line-through-style="none" style:text-line-through-type="none" style:font-name="Source Sans Pro Light1" fo:font-size="18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c1c1c" style:text-outline="false" style:text-line-through-style="none" style:text-line-through-type="none" style:font-name="Andale Mono2" fo:font-size="18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11" style:family="text">
      <style:text-properties style:font-name="Arial5" fo:font-weight="normal" style:font-weight-asian="normal" style:font-weight-complex="normal"/>
    </style:style>
    <style:style style:name="T12" style:family="text">
      <style:text-properties style:font-name="Andale Mono2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Connecting Haskell to C/C++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Michael Toll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Why would you need C/C++</text:p>
          </draw:text-box>
        </draw:frame>
        <draw:frame presentation:style-name="pr5" draw:text-style-name="P3" draw:layer="layout" svg:width="25.146cm" svg:height="13.42cm" svg:x="1.27cm" svg:y="5.08cm" presentation:class="outline" presentation:user-transformed="true">
          <draw:text-box>
            <text:list text:style-name="L1">
              <text:list-item>
                <text:p><text:span text:style-name="T1">The free software C library ecosystem: basically packages starting with “lib”</text:span></text:p>
              </text:list-item>
              <text:list-item>
                <text:p><text:span text:style-name="T1">Audio/video stuff tends to be in C because of real-time requirements</text:span></text:p>
              </text:list-item>
              <text:list-item>
                <text:p><text:span text:style-name="T1">Lot of utilities for game development are C++, due to professional game dev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 as lingua franca</text:p>
          </draw:text-box>
        </draw:frame>
        <draw:frame presentation:style-name="pr5" draw:text-style-name="P3" draw:layer="layout" svg:width="25.146cm" svg:height="13.42cm" svg:x="1.27cm" svg:y="4.614cm" presentation:class="outline" presentation:user-transformed="true">
          <draw:text-box>
            <text:list text:style-name="L1">
              <text:list-item>
                <text:p><text:span text:style-name="T1">Almost every other language has a way to connect to C code</text:span></text:p>
              </text:list-item>
              <text:list-item>
                <text:p><text:span text:style-name="T1">2 approaches:</text:span></text:p>
                <text:list>
                  <text:list-item>
                    <text:p><text:span text:style-name="T1">Extension API: write C code to connect a C lib to an interpreter</text:span></text:p>
                  </text:list-item>
                  <text:list-item>
                    <text:p><text:span text:style-name="T1">Foreign function interface: import C stuff and to the translation work in the host language</text:span></text:p>
                  </text:list-item>
                </text:list>
              </text:list-item>
              <text:list-item>
                <text:p><text:span text:style-name="T1">FFI is generally superior in terms of maintainabilit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This talk</text:p>
          </draw:text-box>
        </draw:frame>
        <draw:frame presentation:style-name="pr5" draw:text-style-name="P3" draw:layer="layout" svg:width="25.146cm" svg:height="13.42cm" svg:x="1.27cm" svg:y="4.614cm" presentation:class="outline" presentation:user-transformed="true">
          <draw:text-box>
            <text:list text:style-name="L3">
              <text:list-item>
                <text:p><text:span text:style-name="T1"><text:s/></text:span><text:span text:style-name="T1">How C becomes machine code, what does calling a C function look like</text:span></text:p>
              </text:list-item>
              <text:list-item>
                <text:p><text:span text:style-name="T1"><text:s/></text:span><text:span text:style-name="T1">The Haskell foreign function interface</text:span></text:p>
              </text:list-item>
              <text:list-item>
                <text:p><text:span text:style-name="T1"><text:s/></text:span><text:span text:style-name="T1">The “higher FFI”: working with C headers</text:span></text:p>
              </text:list-item>
              <text:list-item>
                <text:p><text:span text:style-name="T1"><text:s/></text:span><text:span text:style-name="T1">How to locate code/libraries and link a program</text:span></text:p>
              </text:list-item>
              <text:list-item>
                <text:p><text:span text:style-name="T1"><text:s/></text:span><text:span text:style-name="T1">How to package a program with libraries and ship to us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Part 1/5</text:p>
          </draw:text-box>
        </draw:frame>
        <draw:frame presentation:style-name="pr7" draw:text-style-name="P1" draw:layer="layout" svg:width="25.5cm" svg:height="7cm" svg:x="1.5cm" svg:y="13cm" presentation:class="outline">
          <draw:text-box>
            <text:list text:style-name="L4">
              <text:list-item>
                <text:p>C to machine code (briefly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Part 2/5</text:p>
          </draw:text-box>
        </draw:frame>
        <draw:frame presentation:style-name="pr7" draw:text-style-name="P1" draw:layer="layout" svg:width="25.5cm" svg:height="7cm" svg:x="1.5cm" svg:y="13cm" presentation:class="outline">
          <draw:text-box>
            <text:list text:style-name="L4">
              <text:list-item>
                <text:p>The Foreign Function Interf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Example 1</text:p>
          </draw:text-box>
        </draw:frame>
        <draw:frame presentation:style-name="pr5" draw:text-style-name="P5" draw:layer="layout" svg:width="22.352cm" svg:height="13.42cm" svg:x="1.27cm" svg:y="5.08cm" presentation:class="outline" presentation:user-transformed="true">
          <draw:text-box>
            <text:list text:style-name="L4">
              <text:list-item>
                <text:p><text:span text:style-name="T2">// .c</text:span></text:p>
              </text:list-item>
              <text:list-item>
                <text:p><text:span text:style-name="T2">int doubleMe(int x) {</text:span></text:p>
              </text:list-item>
              <text:list-item>
                <text:p><text:span text:style-name="T2"><text:s text:c="2"/></text:span><text:span text:style-name="T2">return x * 2;</text:span></text:p>
              </text:list-item>
              <text:list-item>
                <text:p><text:span text:style-name="T2">}</text:span></text:p>
              </text:list-item>
              <text:list-item>
                <text:p><text:span text:style-name="T2"/></text:p>
              </text:list-item>
              <text:list-item>
                <text:p><text:span text:style-name="T2">-- .hs</text:span></text:p>
              </text:list-item>
              <text:list-item>
                <text:p><text:span text:style-name="T2">foreign import ccall "doubleMe"</text:span></text:p>
              </text:list-item>
              <text:list-item>
                <text:p><text:span text:style-name="T2"><text:s text:c="2"/></text:span><text:span text:style-name="T2">doubleMe :: CInt -&gt; IO CI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Example 1 (running)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4">
              <text:list-item>
                <text:p text:style-name="P6"><text:span text:style-name="T2">main :: IO ()</text:span></text:p>
              </text:list-item>
              <text:list-item>
                <text:p><text:span text:style-name="T2">main = doubleMe 25 &gt;&gt;= print</text:span></text:p>
              </text:list-item>
              <text:list-item>
                <text:p><text:span text:style-name="T2"/></text:p>
              </text:list-item>
              <text:list-item>
                <text:p><text:span text:style-name="T2">$ ghc main.hs double.c</text:span></text:p>
              </text:list-item>
              <text:list-item>
                <text:p><text:span text:style-name="T2">[1 of 1] Compiling Main <text:s/>( main.hs, main.o )</text:span></text:p>
              </text:list-item>
              <text:list-item>
                <text:p><text:span text:style-name="T2">Linking main ...</text:span></text:p>
              </text:list-item>
              <text:list-item>
                <text:p><text:span text:style-name="T2">$ ./main</text:span></text:p>
              </text:list-item>
              <text:list-item>
                <text:p><text:span text:style-name="T2">5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arts of the import declaration</text:p>
          </draw:text-box>
        </draw:frame>
        <draw:frame presentation:style-name="pr5" draw:text-style-name="P7" draw:layer="layout" svg:width="26.008cm" svg:height="14.224cm" svg:x="0.762cm" svg:y="4.318cm" presentation:class="outline" presentation:user-transformed="true">
          <draw:text-box>
            <text:list text:style-name="L4">
              <text:list-item>
                <text:p text:style-name="P6"><text:span text:style-name="T3">foreign import ccall "doubleMe"</text:span></text:p>
              </text:list-item>
              <text:list-item>
                <text:p><text:span text:style-name="T3"><text:s text:c="2"/></text:span><text:span text:style-name="T3">doubleMe :: CInt -&gt; IO CInt</text:span></text:p>
              </text:list-item>
              <text:list-item>
                <text:p><text:span text:style-name="T4"/></text:p>
              </text:list-item>
            </text:list>
            <text:list text:style-name="L1">
              <text:list-item>
                <text:p><text:span text:style-name="T3">foreign import</text:span></text:p>
                <text:list>
                  <text:list-item>
                    <text:p><text:span text:style-name="T5">New top-level declaration type added by the FFI</text:span></text:p>
                  </text:list-item>
                  <text:list-item>
                    <text:p><text:span text:style-name="T6">export</text:span><text:span text:style-name="T3"> </text:span><text:span text:style-name="T5">also available</text:span></text:p>
                  </text:list-item>
                </text:list>
              </text:list-item>
              <text:list-item>
                <text:p><text:span text:style-name="T3">ccall</text:span></text:p>
                <text:list>
                  <text:list-item>
                    <text:p><text:span text:style-name="T5">Calling convention</text:span></text:p>
                  </text:list-item>
                  <text:list-item>
                    <text:p><text:span text:style-name="T5">Almost always </text:span><text:span text:style-name="T6">ccall</text:span><text:span text:style-name="T5">, unless 32-bit Windows</text:span></text:p>
                  </text:list-item>
                </text:list>
              </text:list-item>
              <text:list-item>
                <text:p><text:span text:style-name="T7">String literal: name of function in C</text:span></text:p>
                <text:list>
                  <text:list-item>
                    <text:p><text:span text:style-name="T7">Defaults to same as Haskell name if not given</text:span></text:p>
                  </text:list-item>
                </text:list>
              </text:list-item>
              <text:list-item>
                <text:p><text:span text:style-name="T7">Haskell identifier and type signature: used to generate the calling c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Example 2: pointers</text:p>
          </draw:text-box>
        </draw:frame>
        <draw:frame presentation:style-name="pr5" draw:text-style-name="P5" draw:layer="layout" svg:width="24.976cm" svg:height="13.97cm" svg:x="1.524cm" svg:y="4.318cm" presentation:class="outline" presentation:user-transformed="true">
          <draw:text-box>
            <text:list text:style-name="L4">
              <text:list-item>
                <text:p><text:span text:style-name="T2">// .c</text:span></text:p>
              </text:list-item>
              <text:list-item>
                <text:p><text:span text:style-name="T2">void doubleMe(int input, int *output) {</text:span></text:p>
              </text:list-item>
              <text:list-item>
                <text:p><text:span text:style-name="T2"><text:s text:c="2"/></text:span><text:span text:style-name="T2">*output = input * 2;</text:span></text:p>
              </text:list-item>
              <text:list-item>
                <text:p><text:span text:style-name="T2">}</text:span></text:p>
              </text:list-item>
              <text:list-item>
                <text:p><text:span text:style-name="T2"/></text:p>
              </text:list-item>
              <text:list-item>
                <text:p><text:span text:style-name="T2">-- .hs</text:span></text:p>
              </text:list-item>
              <text:list-item>
                <text:p><text:span text:style-name="T2">foreign import ccall "doubleMe"</text:span></text:p>
              </text:list-item>
              <text:list-item>
                <text:p><text:span text:style-name="T2"><text:s text:c="2"/></text:span><text:span text:style-name="T2">c_doubleMe :: CInt -&gt; Ptr CInt -&gt; IO ()</text:span></text:p>
              </text:list-item>
              <text:list-item>
                <text:p><text:span text:style-name="T2"/></text:p>
              </text:list-item>
              <text:list-item>
                <text:p><text:span text:style-name="T2">doubleMe :: CInt -&gt; IO CInt</text:span></text:p>
              </text:list-item>
              <text:list-item>
                <text:p><text:span text:style-name="T2">doubleMe input = alloca $ \p -&gt; do</text:span></text:p>
              </text:list-item>
              <text:list-item>
                <text:p><text:span text:style-name="T2"><text:s text:c="2"/></text:span><text:span text:style-name="T2">c_doubleMe input p</text:span></text:p>
              </text:list-item>
              <text:list-item>
                <text:p><text:span text:style-name="T2"><text:s text:c="2"/></text:span><text:span text:style-name="T2">peek 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Modules for C-Hs translation</text:p>
          </draw:text-box>
        </draw:frame>
        <draw:frame presentation:style-name="pr9" draw:text-style-name="P8" draw:layer="layout" svg:width="26.67cm" svg:height="13.928cm" svg:x="0.508cm" svg:y="4.572cm" presentation:class="outline" presentation:user-transformed="true">
          <draw:text-box>
            <text:list text:style-name="L1">
              <text:list-item>
                <text:p><text:span text:style-name="T2">Foreign</text:span>, <text:span text:style-name="T2">Foreign.C</text:span></text:p>
                <text:list>
                  <text:list-item>
                    <text:p><text:span text:style-name="T8">Set of C numerical types: </text:span><text:span text:style-name="T2">CInt</text:span><text:span text:style-name="T8">, </text:span><text:span text:style-name="T2">CLong</text:span><text:span text:style-name="T8">, </text:span><text:span text:style-name="T2">CFloat</text:span><text:span text:style-name="T8">, </text:span><text:span text:style-name="T2">CDouble</text:span><text:span text:style-name="T8">, etc.</text:span></text:p>
                    <text:list>
                      <text:list-item>
                        <text:p><text:span text:style-name="T2">newtype</text:span><text:span text:style-name="T8"> wrappers around standard Haskell types depending on your system</text:span></text:p>
                      </text:list-item>
                      <text:list-item>
                        <text:p><text:span text:style-name="T8">All have </text:span><text:span text:style-name="T2">Num</text:span><text:span text:style-name="T8">, </text:span><text:span text:style-name="T2">Real</text:span><text:span text:style-name="T8">, </text:span><text:span text:style-name="T2">Integral</text:span><text:span text:style-name="T8">/</text:span><text:span text:style-name="T2">Fractional</text:span><text:span text:style-name="T8">, etc. instances so you can use numeric literals directly</text:span></text:p>
                      </text:list-item>
                    </text:list>
                  </text:list-item>
                  <text:list-item>
                    <text:p><text:span text:style-name="T2">Ptr</text:span><text:span text:style-name="T8">: standard pointer type</text:span></text:p>
                    <text:list>
                      <text:list-item>
                        <text:p><text:span text:style-name="T8">Carries a phantom type parameter</text:span></text:p>
                      </text:list-item>
                      <text:list-item>
                        <text:p><text:span text:style-name="T8">The </text:span><text:span text:style-name="T2">Storable</text:span><text:span text:style-name="T8"> typeclass lets you use this parameter in the usual C way to access values in memory</text:span></text:p>
                      </text:list-item>
                    </text:list>
                  </text:list-item>
                  <text:list-item>
                    <text:p><text:span text:style-name="T2">FunPtr</text:span><text:span text:style-name="T8">: function pointer type, can be translated to/from a Haskell function</text:span></text:p>
                  </text:list-item>
                  <text:list-item>
                    <text:p><text:span text:style-name="T2">ForeignPtr</text:span><text:span text:style-name="T8">: pointer that hooks into the Haskell garbage collector, so a destructor/free function can be called when the Haskell value goes out of scop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Modules for C-Hs translation</text:p>
          </draw:text-box>
        </draw:frame>
        <draw:frame presentation:style-name="pr10" draw:text-style-name="P8" draw:layer="layout" svg:width="26.416cm" svg:height="13.208cm" svg:x="0.762cm" svg:y="4.826cm" presentation:class="outline" presentation:user-transformed="true">
          <draw:text-box>
            <text:list text:style-name="L1">
              <text:list-item>
                <text:p>Strings</text:p>
                <text:list>
                  <text:list-item>
                    <text:p><text:span text:style-name="T2">char*</text:span> can correspond to <text:span text:style-name="T2">ByteString</text:span> or <text:span text:style-name="T2">Text</text:span> depending on context</text:p>
                  </text:list-item>
                  <text:list-item>
                    <text:p>Need to know character encoding to read as <text:span text:style-name="T2">String</text:span>/<text:span text:style-name="T2">Text</text:span></text:p>
                    <text:list>
                      <text:list-item>
                        <text:p>UTF-8, common on Mac/Linux as well as some cross-platform APIs</text:p>
                        <text:list>
                          <text:list-item>
                            <text:p><text:span text:style-name="T2">Data.ByteString.packCString</text:span><text:span text:style-name="T8">, then </text:span><text:span text:style-name="T2">Data.Text.Encoding.decodeUtf8</text:span></text:p>
                          </text:list-item>
                        </text:list>
                      </text:list-item>
                      <text:list-item>
                        <text:p text:style-name="P9"><text:span text:style-name="T9">UTF-16, common on Windows</text:span></text:p>
                        <text:list>
                          <text:list-item>
                            <text:p><text:span text:style-name="T9">Stored in a </text:span><text:span text:style-name="T10">wchar_t*</text:span><text:span text:style-name="T9"> (</text:span><text:span text:style-name="T10">Ptr CWchar</text:span><text:span text:style-name="T9">)</text:span></text:p>
                          </text:list-item>
                          <text:list-item>
                            <text:p><text:span text:style-name="T10">Foreign.C.String.peekCWString</text:span><text:span text:style-name="T9">, then </text:span><text:span text:style-name="T10">Data.Text.pack</text:span></text:p>
                          </text:list-item>
                        </text:list>
                      </text:list-item>
                      <text:list-item>
                        <text:p>System locale encoding, used by readFile/writeFile/etc.</text:p>
                        <text:list>
                          <text:list-item>
                            <text:p><text:span text:style-name="T10">Foreign.C.String.peekCString</text:span><text:span text:style-name="T9">, then </text:span><text:span text:style-name="T10">Data.Text.pac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Modules for C-Hs translation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1">
              <text:list-item>
                <text:p>Arrays</text:p>
                <text:list>
                  <text:list-item>
                    <text:p>C arrays are just a sequence of elements packed sequentially in memory, plus a length (passed separately)</text:p>
                  </text:list-item>
                  <text:list-item>
                    <text:p><text:span text:style-name="T2">Storable</text:span> includes functions to read/write Haskell lists as packed arrays</text:p>
                  </text:list-item>
                  <text:list-item>
                    <text:p><text:span text:style-name="T2">vector</text:span> package provides <text:span text:style-name="T2">Data.Vector.Storable</text:span>, which is a nice Haskell data structure but stored in memory as a C array</text:p>
                    <text:list>
                      <text:list-item>
                        <text:p>Can construct a storable vector directly from a <text:span text:style-name="T2">Ptr</text:span>/<text:span text:style-name="T2">ForeignPtr</text:span>, optionally with no copy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Part 3/5</text:p>
          </draw:text-box>
        </draw:frame>
        <draw:frame presentation:style-name="pr7" draw:text-style-name="P1" draw:layer="layout" svg:width="25.5cm" svg:height="7cm" svg:x="1.5cm" svg:y="13cm" presentation:class="outline">
          <draw:text-box>
            <text:list text:style-name="L4">
              <text:list-item>
                <text:p>Working with C head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Part 4/5</text:p>
          </draw:text-box>
        </draw:frame>
        <draw:frame presentation:style-name="pr7" draw:text-style-name="P1" draw:layer="layout" svg:width="25.5cm" svg:height="7cm" svg:x="1.5cm" svg:y="13cm" presentation:class="outline">
          <draw:text-box>
            <text:list text:style-name="L4">
              <text:list-item>
                <text:p>How to install libraries and link to th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Simple methods</text:p>
          </draw:text-box>
        </draw:frame>
        <draw:frame presentation:style-name="pr5" draw:text-style-name="P11" draw:layer="layout" svg:width="26.178cm" svg:height="14.016cm" svg:x="1cm" svg:y="4.526cm" presentation:class="outline" presentation:user-transformed="true">
          <draw:text-box>
            <text:list text:style-name="L1">
              <text:list-item>
                <text:p><text:span text:style-name="T11">Earlier we used ghc directly: </text:span><text:span text:style-name="T12">ghc file.hs file.c</text:span></text:p>
                <text:list>
                  <text:list-item>
                    <text:p><text:span text:style-name="T11">This also works for </text:span><text:span text:style-name="T12">.cpp</text:span><text:span text:style-name="T11">, </text:span><text:span text:style-name="T12">.m</text:span><text:span text:style-name="T11">, </text:span><text:span text:style-name="T12">.s</text:span><text:span text:style-name="T11">, </text:span><text:span text:style-name="T12">.o</text:span><text:span text:style-name="T11">: anything </text:span><text:span text:style-name="T12">gcc</text:span><text:span text:style-name="T11"> can handle</text:span></text:p>
                  </text:list-item>
                </text:list>
              </text:list-item>
              <text:list-item>
                <text:p><text:span text:style-name="T11">Putting C files in Cabal packages</text:span></text:p>
                <text:list>
                  <text:list-item>
                    <text:p><text:span text:style-name="T12">c-sources: path/to/file.c</text:span></text:p>
                    <text:list>
                      <text:list-item>
                        <text:p><text:span text:style-name="T11">Goes in library or executable section</text:span></text:p>
                      </text:list-item>
                      <text:list-item>
                        <text:p><text:span text:style-name="T11">Path can be relative to .cabal, or absolute</text:span></text:p>
                      </text:list-item>
                    </text:list>
                  </text:list-item>
                  <text:list-item>
                    <text:p><text:span text:style-name="T11">Most package authors make a folder called </text:span><text:span text:style-name="T12">cbits</text:span></text:p>
                  </text:list-item>
                  <text:list-item>
                    <text:p><text:span text:style-name="T12">cc-options</text:span><text:span text:style-name="T11"> lets you pass options to </text:span><text:span text:style-name="T12">gcc</text:span><text:span text:style-name="T11"> like defines</text:span><text:span text:style-name="T11"><text:line-break/></text:span><text:span text:style-name="T11">(</text:span><text:span text:style-name="T12">-DENABLE_FOO</text:span><text:span text:style-name="T11">)</text:span></text:p>
                  </text:list-item>
                  <text:list-item>
                    <text:p><text:span text:style-name="T12">cxx-sources</text:span><text:span text:style-name="T11"> and </text:span><text:span text:style-name="T12">cxx-options</text:span><text:span text:style-name="T11"> let you pass separate C++ options</text:span></text:p>
                  </text:list-item>
                  <text:list-item>
                    <text:p><text:span text:style-name="T11">Works for a lot of use cases, but C code often needs a complicated </text:span><text:span text:style-name="T12">configure</text:span><text:span text:style-name="T11"> script to select the right build op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Linking to a library</text:p>
          </draw:text-box>
        </draw:frame>
        <draw:frame presentation:style-name="pr5" draw:text-style-name="P13" draw:layer="layout" svg:width="26.178cm" svg:height="14.016cm" svg:x="1cm" svg:y="4.526cm" presentation:class="outline" presentation:user-transformed="true">
          <draw:text-box>
            <text:list text:style-name="L1">
              <text:list-item>
                <text:p text:style-name="P12"><text:span text:style-name="T11">Usual way to install libraries is from a package manager (Homebrew, apt-get, pacman, yum, etc.)</text:span></text:p>
              </text:list-item>
              <text:list-item>
                <text:p text:style-name="P12"><text:span text:style-name="T11">Compiled libraries usually come with static and dynamic files</text:span></text:p>
                <text:list>
                  <text:list-item>
                    <text:p><text:span text:style-name="T11">In theory either can work with GHC or GHCi but I’ve had better luck with dynamic linking</text:span></text:p>
                  </text:list-item>
                </text:list>
              </text:list-item>
              <text:list-item>
                <text:p text:style-name="P12"><text:span text:style-name="T11">On Windows, MSYS2 provides a Unix-ish environment with a shell and package manager</text:span></text:p>
                <text:list>
                  <text:list-item>
                    <text:p><text:span text:style-name="T11">Included with </text:span><text:span text:style-name="T12">stack</text:span></text:p>
                  </text:list-item>
                </text:list>
              </text:list-item>
              <text:list-item>
                <text:p text:style-name="P12"><text:span text:style-name="T11">If a library is at /foo/bar/libbaz.{dll,dylib,so}:</text:span></text:p>
                <text:list>
                  <text:list-item>
                    <text:p><text:span text:style-name="T12">extra-libraries: baz</text:span></text:p>
                  </text:list-item>
                  <text:list-item>
                    <text:p><text:span text:style-name="T12">extra-lib-dirs: /foo/bar</text:span></text:p>
                  </text:list-item>
                  <text:list-item>
                    <text:p><text:span text:style-name="T11">Also need </text:span><text:span text:style-name="T12">include-dirs</text:span><text:span text:style-name="T11"> for c2hs to see the headers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Linking to a library</text:p>
          </draw:text-box>
        </draw:frame>
        <draw:frame presentation:style-name="pr5" draw:text-style-name="P13" draw:layer="layout" svg:width="26.178cm" svg:height="14.016cm" svg:x="1cm" svg:y="4.526cm" presentation:class="outline" presentation:user-transformed="true">
          <draw:text-box>
            <text:list text:style-name="L1">
              <text:list-item>
                <text:p text:style-name="P12"><text:span text:style-name="T11">Better solution is </text:span><text:span text:style-name="T12">pkg-config</text:span></text:p>
                <text:list>
                  <text:list-item>
                    <text:p><text:span text:style-name="T11">Standard database for installed libraries on Unix-likes</text:span></text:p>
                  </text:list-item>
                  <text:list-item>
                    <text:p><text:span text:style-name="T11">Command-line tool used like so:</text:span></text:p>
                    <text:list>
                      <text:list-item>
                        <text:p><text:span text:style-name="T12">pkg-config --libs foo</text:span><text:span text:style-name="T11"> (prints linker flags like </text:span><text:span text:style-name="T12">-lfoo</text:span><text:span text:style-name="T11">)</text:span></text:p>
                      </text:list-item>
                      <text:list-item>
                        <text:p><text:span text:style-name="T12">pkg-config --cflags foo</text:span><text:span text:style-name="T11"> (prints C compiler flags like </text:span><text:span text:style-name="T12">-I/usr/include/foo</text:span><text:span text:style-name="T11">)</text:span></text:p>
                      </text:list-item>
                    </text:list>
                  </text:list-item>
                  <text:list-item>
                    <text:p><text:span text:style-name="T12">.pc</text:span><text:span text:style-name="T11"> files installed automatically by </text:span><text:span text:style-name="T12">apt-get</text:span><text:span text:style-name="T11">, </text:span><text:span text:style-name="T12">pacman</text:span><text:span text:style-name="T11">, </text:span><text:span text:style-name="T12">brew</text:span><text:span text:style-name="T11">, etc.</text:span></text:p>
                    <text:list>
                      <text:list-item>
                        <text:p><text:span text:style-name="T11">On Windows, you’ll want to use MSYS2 (</text:span><text:span text:style-name="T12">stack</text:span><text:span text:style-name="T11"> comes with this)</text:span></text:p>
                      </text:list-item>
                    </text:list>
                  </text:list-item>
                  <text:list-item>
                    <text:p><text:span text:style-name="T12">pkgconfig-depends: foo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Part 5/5</text:p>
          </draw:text-box>
        </draw:frame>
        <draw:frame presentation:style-name="pr7" draw:text-style-name="P1" draw:layer="layout" svg:width="25.5cm" svg:height="7cm" svg:x="1.5cm" svg:y="13cm" presentation:class="outline">
          <draw:text-box>
            <text:list text:style-name="L4">
              <text:list-item>
                <text:p>How to ship your progra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Distributing program + libraries</text:p>
          </draw:text-box>
        </draw:frame>
        <draw:frame presentation:style-name="pr5" draw:text-style-name="P11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1">When you install libraries via package manager, it will likely put them in a standard location that your OS searches for dynamic libraries in (like </text:span><text:span text:style-name="T12">/usr/lib</text:span><text:span text:style-name="T11"> or </text:span><text:span text:style-name="T12">/usr/local/lib</text:span><text:span text:style-name="T11">)</text:span></text:p>
              </text:list-item>
              <text:list-item>
                <text:p><text:span text:style-name="T11">Running your program at the command line will search this same folder, so everything works</text:span></text:p>
              </text:list-item>
              <text:list-item>
                <text:p><text:span text:style-name="T11">If you want to send the program to users, you need to:</text:span></text:p>
                <text:list>
                  <text:list-item>
                    <text:p><text:span text:style-name="T11">Include any libraries that aren’t already on their system</text:span></text:p>
                  </text:list-item>
                  <text:list-item>
                    <text:p><text:span text:style-name="T11">Set up the program so it knows how to find th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Windows</text:p>
          </draw:text-box>
        </draw:frame>
        <draw:frame presentation:style-name="pr5" draw:text-style-name="P11" draw:layer="layout" svg:width="25.924cm" svg:height="13.928cm" svg:x="1cm" svg:y="4.572cm" presentation:class="outline" presentation:user-transformed="true">
          <draw:text-box>
            <text:list text:style-name="L1">
              <text:list-item>
                <text:p><text:span text:style-name="T11">On Windows, an .exe will automatically search the folder it’s in for any .dlls it needs</text:span></text:p>
              </text:list-item>
              <text:list-item>
                <text:p><text:span text:style-name="T11">Dependency Manager (depends.exe) can tell you what .dlls a program looks for</text:span></text:p>
              </text:list-item>
              <text:list-item>
                <text:p><text:span text:style-name="T11">After installing with MSYS2 pacman, .dlls are located at (TODO put folder here)</text:span></text:p>
              </text:list-item>
              <text:list-item>
                <text:p><text:span text:style-name="T11">Option 1</text:span></text:p>
                <text:list>
                  <text:list-item>
                    <text:p><text:span text:style-name="T11">Make a folder with the .exe and needed .dlls, zip it, send to users</text:span></text:p>
                  </text:list-item>
                </text:list>
              </text:list-item>
              <text:list-item>
                <text:p><text:span text:style-name="T11">Option 2</text:span></text:p>
                <text:list>
                  <text:list-item>
                    <text:p><text:span text:style-name="T11">Take that same folder, make an installer which extracts those contents to a Program Files directory</text:span></text:p>
                  </text:list-item>
                  <text:list-item>
                    <text:p><text:span text:style-name="T12">nsis</text:span><text:span text:style-name="T11"> package lets you write an installer generator script in Haske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Mac</text:p>
          </draw:text-box>
        </draw:frame>
        <draw:frame presentation:style-name="pr5" draw:text-style-name="P13" draw:layer="layout" svg:width="25.924cm" svg:height="13cm" svg:x="1cm" svg:y="5.5cm" presentation:class="outline" presentation:user-transformed="true">
          <draw:text-box>
            <text:list text:style-name="L1">
              <text:list-item>
                <text:p><text:span text:style-name="T12">otool -L exepath</text:span><text:span text:style-name="T11"> prints out the libraries required by an executable</text:span></text:p>
              </text:list-item>
              <text:list-item>
                <text:p><text:span text:style-name="T12">github.com/auriamg/macdylibbundler</text:span><text:span text:style-name="T11"> can rewrite a program to point to a relative path for its libraries</text:span></text:p>
                <text:list>
                  <text:list-item>
                    <text:p><text:span text:style-name="T11">Can also find all needed libraries recursively, and copy them over</text:span></text:p>
                  </text:list-item>
                  <text:list-item>
                    <text:p><text:span text:style-name="T11">Knows which libraries are system provided</text:span></text:p>
                  </text:list-item>
                </text:list>
              </text:list-item>
              <text:list-item>
                <text:p><text:span text:style-name="T11">For GUI apps, you should make an .app bundle</text:span></text:p>
                <text:list>
                  <text:list-item>
                    <text:p><text:span text:style-name="T11">Simple directory structure, containing Info.plist (XML file)</text:span></text:p>
                  </text:list-item>
                  <text:list-item>
                    <text:p><text:span text:style-name="T11">Copy executable and libraries into subfolder via dylibbundler</text:span></text:p>
                  </text:list-item>
                  <text:list-item>
                    <text:p><text:span text:style-name="T11">(TODO link example scrip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Linux</text:p>
          </draw:text-box>
        </draw:frame>
        <draw:frame presentation:style-name="pr5" draw:text-style-name="P13" draw:layer="layout" svg:width="25.924cm" svg:height="13cm" svg:x="1cm" svg:y="5.5cm" presentation:class="outline" presentation:user-transformed="true">
          <draw:text-box>
            <text:list text:style-name="L1">
              <text:list-item>
                <text:p><text:span text:style-name="T11">I don’t have experience here, haven’t distributed Linux binaries</text:span></text:p>
              </text:list-item>
              <text:list-item>
                <text:p><text:span text:style-name="T12">ldd exepath</text:span><text:span text:style-name="T11"> prints out the library information</text:span></text:p>
              </text:list-item>
              <text:list-item>
                <text:p><text:span text:style-name="T11">The equivalent setting is “rpath” or “runpath”</text:span></text:p>
              </text:list-item>
              <text:list-item>
                <text:p><text:span text:style-name="T12"><text:a xlink:href="https://linux.die.net/man/1/chrpath" xlink:type="simple">https://linux.die.net/man/1/chrpath</text:a></text:span></text:p>
              </text:list-item>
              <text:list-item>
                <text:p><text:span text:style-name="T12"><text:a xlink:href="https://enchildfone.wordpress.com/2010/03/23/a-description-of-rpath-origin-ld_library_path-and-portable-linux-binaries/" xlink:type="simple">https://enchildfone.wordpress.com/2010/03/23/a-description-of-rpath-origin-ld_library_path-and-portable-linux-binaries/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ndale Mono2" svg:font-family="'Andale Mono'" style:font-pitch="fixed"/>
    <style:font-face style:name="Andale Mono3" svg:font-family="'Andale Mono'" style:font-adornments="Semibold" style:font-pitch="fixed"/>
    <style:font-face style:name="Andale Mono4" svg:font-family="'Andale Mono'" style:font-adornments="細字" style:font-pitch="fixed"/>
    <style:font-face style:name="Andale Mono6" svg:font-family="'Andale Mono'" style:font-family-generic="swiss" style:font-pitch="fixed"/>
    <style:font-face style:name="Arial4" svg:font-family="Arial" style:font-family-generic="swiss" style:font-pitch="fixed"/>
    <style:font-face style:name="Andale Mono" svg:font-family="'Andale Mono'" style:font-pitch="variable"/>
    <style:font-face style:name="Andale Mono5" svg:font-family="'Andale Mono'" style:font-adornments="Semibold" style:font-pitch="variable"/>
    <style:font-face style:name="Andale Mono1" svg:font-family="'Andale Mono'" style:font-adornments="細字" style:font-pitch="variable"/>
    <style:font-face style:name="Arial3" svg:font-family="Arial" style:font-pitch="variable"/>
    <style:font-face style:name="Source Sans Pro Light2" svg:font-family="'Source Sans Pro Light'" style:font-adornments="細字" style:font-pitch="variable"/>
    <style:font-face style:name="Source Sans Pro Semibold" svg:font-family="'Source Sans Pro Semibold'" style:font-adornments="Semibold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3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Arial5" svg:font-family="Arial" style:font-family-generic="swiss" style:font-pitch="variable"/>
    <style:font-face style:name="Arial1" svg:font-family="Arial" style:font-adornments="Semibold" style:font-family-generic="swiss" style:font-pitch="variable"/>
    <style:font-face style:name="Arial" svg:font-family="Arial" style:font-adornments="細字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3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1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3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3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1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3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01T19:24:47.198933671</meta:creation-date>
    <meta:editing-duration>PT1H42M12S</meta:editing-duration>
    <meta:editing-cycles>32</meta:editing-cycles>
    <meta:generator>LibreOffice/6.3.4.2.0$Linux_X86_64 LibreOffice_project/30$Build-2</meta:generator>
    <dc:title>Alizarin</dc:title>
    <dc:date>2020-02-01T22:58:03.144780925</dc:date>
    <meta:document-statistic meta:object-count="129"/>
  </office:meta>
</office:document-meta>
</file>